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5">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8"/>
    <style:style style:name="P107" style:family="paragraph" style:parent-style-name="Standard" style:list-style-name="L99"/>
    <style:style style:name="P108" style:family="paragraph" style:parent-style-name="Standard" style:list-style-name="L100"/>
    <style:style style:name="P109" style:family="paragraph" style:parent-style-name="Standard" style:list-style-name="L101"/>
    <style:style style:name="P110" style:family="paragraph" style:parent-style-name="Standard" style:list-style-name="L102"/>
    <style:style style:name="P111" style:family="paragraph" style:parent-style-name="Standard" style:list-style-name="L103"/>
    <style:style style:name="P112" style:family="paragraph" style:parent-style-name="Standard" style:list-style-name="L104"/>
    <style:style style:name="P113" style:family="paragraph" style:parent-style-name="Standard" style:list-style-name="L105"/>
    <style:style style:name="P114" style:family="paragraph" style:parent-style-name="Standard" style:list-style-name="L106"/>
    <style:style style:name="P115" style:family="paragraph" style:parent-style-name="Standard" style:list-style-name="L107"/>
    <style:style style:name="P116" style:family="paragraph" style:parent-style-name="Standard" style:list-style-name="L109"/>
    <style:style style:name="P117" style:family="paragraph" style:parent-style-name="Standard" style:list-style-name="L10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style:style>
    <style:style style:name="T15" style:family="text">
      <style:text-properties fo:color="#cc0000" loext:opacity="100%"/>
    </style:style>
    <style:style style:name="T16"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4.0.0</text:p>
      <text:list xml:id="list3419913720282521076" text:style-name="L109">
        <text:list-item>
          <text:p text:style-name="P116">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2472712775428272473" text:style-name="L1">
        <text:list-item>
          <text:p text:style-name="P10">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2982112099339290709" text:style-name="L2">
        <text:list-item>
          <text:p text:style-name="P11">one more attempt to solve the gui sizing issue.<text:line-break/></text:p>
        </text:list-item>
        <text:list-item>
          <text:p text:style-name="P11">'sticky' settings are back but are now stored in <text:span text:style-name="T14">pyote.ini</text:span> instead of the<text:line-break/> obscure <text:span text:style-name="T14">simple-ote.ini<text:line-break/></text:span></text:p>
        </text:list-item>
      </text:list>
      <text:p text:style-name="Standard">version 3.9.7</text:p>
      <text:list xml:id="list8747040917324779153" text:style-name="L3">
        <text:list-item>
          <text:p text:style-name="P12">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2330864759620701327" text:style-name="L4">
        <text:list-item>
          <text:p text:style-name="P13">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soft-page-break/></text:p>
        </text:list-item>
      </text:list>
      <text:p text:style-name="Standard">version 3.9.5</text:p>
      <text:list xml:id="list3668181492291521700" text:style-name="L5">
        <text:list-item>
          <text:p text:style-name="P14">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8780076758232172856" text:style-name="L6">
        <text:list-item>
          <text:p text:style-name="P15">attempts to fix over-size initial gui.<text:line-break/></text:p>
        </text:list-item>
      </text:list>
      <text:p text:style-name="Standard">version 3.9.3</text:p>
      <text:list xml:id="list4012497382615131333" text:style-name="L7">
        <text:list-item>
          <text:p text:style-name="P16">makes various improvements to the 'detectability' calculator to make it easier to use.<text:line-break/></text:p>
        </text:list-item>
      </text:list>
      <text:p text:style-name="Standard">version 3.9.2</text:p>
      <text:list xml:id="list5276586544831368659" text:style-name="L8">
        <text:list-item>
          <text:p text:style-name="P17">adds a 'detectability' calculator for use in pre-planning event observation.<text:line-break/></text:p>
        </text:list-item>
        <text:list-item>
          <text:p text:style-name="P17">'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1545361993237071205" text:style-name="L9">
        <text:list-item>
          <text:p text:style-name="P18">adds an snr calculation to the <text:span text:style-name="T16">Calc baseline stats</text:span> button.<text:line-break/></text:p>
        </text:list-item>
      </text:list>
      <text:p text:style-name="Standard">version 3.9.0</text:p>
      <text:list xml:id="list4515574004871108536" text:style-name="L10">
        <text:list-item>
          <text:p text:style-name="P19">restored the right-click help to the <text:span text:style-name="T16">Mark baseline region</text:span> | <text:span text:style-name="T16">Clear baseline region</text:span> | <text:span text:style-name="T16">Calc baseline mean/sigma/corr coeffs</text:span> buttons that got lost during the scrollable gui experiment.<text:line-break/></text:p>
        </text:list-item>
      </text:list>
      <text:p text:style-name="Standard">version 3.8.9</text:p>
      <text:list xml:id="list2743268302087451656" text:style-name="L11">
        <text:list-item>
          <text:p text:style-name="P20">Changed the label on the <text:span text:style-name="T16">Write csv file</text:span> button to <text:span text:style-name="T16">Save current light-curve</text:span> to more intuitively suggest what is hiding behind this button.<text:line-break/></text:p>
        </text:list-item>
      </text:list>
      <text:p text:style-name="Standard">version 3.8.8</text:p>
      <text:list xml:id="list1221732445757070362" text:style-name="L12">
        <text:list-item>
          <text:p text:style-name="P21">fixed a bug that sometimes kept events that contained a single point at the bottom from producing a report.<text:line-break/></text:p>
        </text:list-item>
      </text:list>
      <text:p text:style-name="Standard">version 3.8.7</text:p>
      <text:list xml:id="list1858253238826774621" text:style-name="L13">
        <text:list-item>
          <text:p text:style-name="P22">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text:soft-page-break/>numbered curve first, it will be easy.<text:line-break/></text:p>
        </text:list-item>
      </text:list>
      <text:p text:style-name="Standard">version 3.8.6</text:p>
      <text:list xml:id="list4226649253413502145" text:style-name="L14">
        <text:list-item>
          <text:p text:style-name="P23">checks for only a single light-curve in the csv file which was causing a 'list index out of range' error message<text:line-break/></text:p>
        </text:list-item>
      </text:list>
      <text:p text:style-name="Standard">version 3.8.5</text:p>
      <text:list xml:id="list7731008093303064484" text:style-name="L15">
        <text:list-item>
          <text:p text:style-name="P24">changed the way QGridLayout was referenced.<text:line-break/></text:p>
        </text:list-item>
      </text:list>
      <text:p text:style-name="Standard">version 3.8.4</text:p>
      <text:list xml:id="list3736701197379387296" text:style-name="L16">
        <text:list-item>
          <text:p text:style-name="P25">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25"/>
        </text:list-item>
      </text:list>
      <text:p text:style-name="Standard">version 3.8.3</text:p>
      <text:list xml:id="list8535017411954096022" text:style-name="L17">
        <text:list-item>
          <text:p text:style-name="P26">adds display of light-curve name (if available in the csv file) to the curve-to-be-analyzed and the normalization curve next to their selection spinners.<text:line-break/></text:p>
        </text:list-item>
      </text:list>
      <text:p text:style-name="Standard">version 3.8.2</text:p>
      <text:list xml:id="list646419786649543777" text:style-name="L18">
        <text:list-item>
          <text:p text:style-name="P27">3.7.5 introduced a scrollable GUI for small screens. Unfortunately, that caused resizing problem for all users. The version reverts back to the original GUI design.<text:line-break/></text:p>
        </text:list-item>
        <text:list-item>
          <text:p text:style-name="P27">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7977330107689571398" text:style-name="L19">
        <text:list-item>
          <text:p text:style-name="P28">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5257001225593270170" text:style-name="L20">
        <text:list-item>
          <text:p text:style-name="P29">adds a tutorial button to supply a quick-start for new or infrequent users.<text:line-break/></text:p>
        </text:list-item>
      </text:list>
      <text:p text:style-name="Standard">version 3.7.9</text:p>
      <text:list xml:id="list258775939065745458" text:style-name="L21">
        <text:list-item>
          <text:p text:style-name="P30">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text:soft-page-break/>version 3.7.8</text:p>
      <text:list xml:id="list7844514592522192356" text:style-name="L22">
        <text:list-item>
          <text:p text:style-name="P31">added visible left, top, and bottom axes to main plot (with ticks to make easier to associate timestamp with point).<text:line-break/></text:p>
        </text:list-item>
      </text:list>
      <text:p text:style-name="Standard">version 3.7.7</text:p>
      <text:list xml:id="list2070350308552262701" text:style-name="L23">
        <text:list-item>
          <text:p text:style-name="P32">if timestamps are available in the csv file, they are used as x axis labels in the main plot.<text:line-break/></text:p>
        </text:list-item>
      </text:list>
      <text:p text:style-name="Standard">version 3.7.6</text:p>
      <text:list xml:id="list1813693369697023428" text:style-name="L24">
        <text:list-item>
          <text:p text:style-name="P33">changed the way QMainWindow and Qapplication were referenced to accommodate the latest Anaconda version, which has reorganized where those modules are stored. </text:p>
          <text:p text:style-name="P33">This was causing a fatal startup error.<text:line-break/> </text:p>
        </text:list-item>
      </text:list>
      <text:p text:style-name="Standard">version 3.7.5</text:p>
      <text:list xml:id="list3225707875741370633" text:style-name="L25">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569797110554100957" text:style-name="L26">
        <text:list-item>
          <text:p text:style-name="P3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6200204536853625992" text:style-name="L27">
        <text:list-item>
          <text:p text:style-name="P35">adds code line needed by any Mac users that are running Big Sur<text:line-break/></text:p>
        </text:list-item>
      </text:list>
      <text:p text:style-name="Standard">version 3.7.2</text:p>
      <text:list xml:id="list4827773818245799393" text:style-name="L28">
        <text:list-item>
          <text:p text:style-name="P36">fixes bug that caused all analysis attempts to 'stall'</text:p>
        </text:list-item>
      </text:list>
      <text:p text:style-name="Standard"/>
      <text:p text:style-name="Standard">version 3.7.1</text:p>
      <text:list xml:id="list1028827778290378105" text:style-name="L29">
        <text:list-item>
          <text:p text:style-name="P37">fixed a bug in the r limb angle entry<text:line-break/></text:p>
        </text:list-item>
      </text:list>
      <text:p text:style-name="Standard">version 3.7.0</text:p>
      <text:list xml:id="list8554932368468022199" text:style-name="L30">
        <text:list-item>
          <text:p text:style-name="P38">adds right-click help to ast speed label giving the equation to use if asteroid <text:soft-page-break/>speed is not available but asteroid diameter and maximum duration are specified<text:line-break/></text:p>
        </text:list-item>
        <text:list-item>
          <text:p text:style-name="P38">adds suggestion to right-click help on penumbral fit checkbox for how to find the penumbral curve csv file that is provided for practice purposes.<text:line-break/></text:p>
        </text:list-item>
      </text:list>
      <text:p text:style-name="Standard">version 3.6.8</text:p>
      <text:list xml:id="list8970815513909169693" text:style-name="L31">
        <text:list-item>
          <text:p text:style-name="P39">adds modeling of off centerline observations to lightcurve calibration curve generation<text:line-break/></text:p>
        </text:list-item>
      </text:list>
      <text:p text:style-name="Standard">version 3.6.7</text:p>
      <text:list xml:id="list94828461022572461" text:style-name="L32">
        <text:list-item>
          <text:p text:style-name="P40">clarified the location of the Enable Manual Timestamp Entry checkbox in the pop-up message appears when there are no timestamps in the csv file.<text:line-break/></text:p>
        </text:list-item>
      </text:list>
      <text:p text:style-name="Standard">version 3.6.6</text:p>
      <text:list xml:id="list5411694964168977489" text:style-name="L33">
        <text:list-item>
          <text:p text:style-name="P41">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7346204430480357002" text:style-name="L34">
        <text:list-item>
          <text:p text:style-name="P42">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79226688684859709" text:style-name="L35">
        <text:list-item>
          <text:p text:style-name="P43">version 3.6.2 would open .xlsx Report file on Mac, but not Windows. This version attempts to fix that (Windows needs a different command to open a file).<text:line-break/></text:p>
        </text:list-item>
      </text:list>
      <text:p text:style-name="Standard">version 3.6.2</text:p>
      <text:list xml:id="list4917405924296281707" text:style-name="L36">
        <text:list-item>
          <text:p text:style-name="P44">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401105375103786389" text:style-name="L37">
        <text:list-item>
          <text:p text:style-name="P45">reduced number of digits in the error bar numbers to 2 written to the Asteroid Occultation Report Form so that the resulting number fits within the allotted cell <text:soft-page-break/>size. (I'm told that Occult only uses 2 digits anyway.) I also updated the context help associated with the <text:span text:style-name="T15">… fill Excel report </text:span>button<text:line-break/></text:p>
        </text:list-item>
      </text:list>
      <text:p text:style-name="Standard">version 3.6.0</text:p>
      <text:list xml:id="list3036655090071564171" text:style-name="L38">
        <text:list-item>
          <text:p text:style-name="P46"><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5">...</text:span><text:line-break/><text:line-break/><text:span text:style-name="T15">…</text:span> <text:span text:style-name="T15">MUST BE CONVERTED to .xlsx for use by PyOTE!<text:line-break/></text:span></text:p>
          <text:p text:style-name="P46"><text:span text:style-name="T15">…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846850261170887419" text:style-name="L39">
        <text:list-item>
          <text:p text:style-name="P47">fixed another bug in penumbral curve fit and removed diagnostic printouts.<text:line-break/></text:p>
        </text:list-item>
      </text:list>
      <text:p text:style-name="Standard">version 3.5.8</text:p>
      <text:list xml:id="list2526993524043438065" text:style-name="L40">
        <text:list-item>
          <text:p text:style-name="P48">fixed a number of bugs in the penumbral curve fit code<text:line-break/></text:p>
        </text:list-item>
      </text:list>
      <text:p text:style-name="Standard">version 3.5.7</text:p>
      <text:list xml:id="list5624676575323787043" text:style-name="L41">
        <text:list-item>
          <text:p text:style-name="P49"><text:soft-page-break/>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6301507942042045169" text:style-name="L42">
        <text:list-item>
          <text:p text:style-name="P5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6360092653491074859" text:style-name="L43">
        <text:list-item>
          <text:p text:style-name="P51">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5520224614777482140" text:style-name="L44">
        <text:list-item>
          <text:p text:style-name="P5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1676413636217300776" text:style-name="L45">
        <text:list-item>
          <text:p text:style-name="P53">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504440403411875660" text:style-name="L46">
        <text:list-item>
          <text:p text:style-name="P54">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1975620930022042925" text:style-name="L47">
        <text:list-item>
          <text:p text:style-name="P55">Added additional references to the North American Excel Spreadsheet report in the new section of the final report that bangs on about the start-of-exposure <text:soft-page-break/>timing convention.<text:line-break/></text:p>
        </text:list-item>
      </text:list>
      <text:p text:style-name="Standard">version 3.5.0</text:p>
      <text:list xml:id="list8825296652199387236" text:style-name="L48">
        <text:list-item>
          <text:p text:style-name="P5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56">NEW: when 'trims' have been placed, a 'write csv' process will honor those values and produce a 'trimmed' output file.<text:line-break/></text:p>
        </text:list-item>
        <text:list-item>
          <text:p text:style-name="P56">NEW: when a light curve has been 'normalized', the changed values are written to the data table where, once again, a 'write csv' process will capture the results.<text:line-break/></text:p>
        </text:list-item>
        <text:list-item>
          <text:p text:style-name="P56">Added additional reminders that the start-of-exposure timestamp/timing convention is employed.</text:p>
        </text:list-item>
      </text:list>
      <text:p text:style-name="Standard"/>
      <text:p text:style-name="Standard">version 3.4.9</text:p>
      <text:list xml:id="list8204028112275333910" text:style-name="L49">
        <text:list-item>
          <text:p text:style-name="P57">Added some explanatory language to the “Excel report” section regarding the proper interpretation of the 'false positive probability' number.<text:line-break/></text:p>
        </text:list-item>
      </text:list>
      <text:p text:style-name="Standard">version 3.4.8</text:p>
      <text:list xml:id="list8919859198868929338" text:style-name="L50">
        <text:list-item>
          <text:p text:style-name="P58">This version deals more realistically with high magDrop lightcurves by defining a 'limiting magDrop' as: <text:line-break/><text:line-break/><text:tab/>limMagDrop = 2.5 * log10( B / std(A) ) <text:line-break/><text:line-break/><text:tab/>std(A) is the noise level of A.</text:p>
          <text:p text:style-name="P58"><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text:soft-page-break/>value is a limMagDrop value. They are easy to spot in the report.</text:p>
        </text:list-item>
      </text:list>
      <text:p text:style-name="Standard"/>
      <text:p text:style-name="Standard">version 3.4.7</text:p>
      <text:list xml:id="list3727726695063508028" text:style-name="L51">
        <text:list-item>
          <text:p text:style-name="P59">Automatically loads the correct version of Adv2<text:line-break/></text:p>
        </text:list-item>
      </text:list>
      <text:p text:style-name="Standard">version 3.4.6</text:p>
      <text:list xml:id="list8650817420322316500" text:style-name="L52">
        <text:list-item>
          <text:p text:style-name="P60">Adds AAV Version 2 file as a type that can be read (important when Do OCR check is enabled)</text:p>
        </text:list-item>
      </text:list>
      <text:p text:style-name="Standard"/>
      <text:p text:style-name="Standard">version 3.4.5</text:p>
      <text:list xml:id="list3748153938072766780" text:style-name="L53">
        <text:list-item>
          <text:p text:style-name="P61">Fixes block integration which was failing when more than 4 lightcurves were being processed.<text:line-break/></text:p>
        </text:list-item>
        <text:list-item>
          <text:p text:style-name="P61">Made use diff and Do OCR checkboxes sticky.<text:line-break/></text:p>
        </text:list-item>
      </text:list>
      <text:p text:style-name="Standard">version 3.4.4</text:p>
      <text:list xml:id="list5753493858446951316" text:style-name="L54">
        <text:list-item>
          <text:p text:style-name="P62">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90133290026715318" text:style-name="L55">
        <text:list-item>
          <text:p text:style-name="P63">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3347306452343447187" text:style-name="L56">
        <text:list-item>
          <text:p text:style-name="P64">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8115921733086456491" text:style-name="L57">
        <text:list-item>
          <text:p text:style-name="P65">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65"><text:soft-page-break/>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65">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17370094233875955" text:style-name="L58">
        <text:list-item>
          <text:p text:style-name="P66">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343882503211124231" text:style-name="L59">
        <text:list-item>
          <text:p text:style-name="P67">Automatically installs cv2 if not already present. <text:s/>This package is needed for the new frame view feature.<text:line-break/></text:p>
        </text:list-item>
      </text:list>
      <text:p text:style-name="Standard">version 3.3.8</text:p>
      <text:list xml:id="list3519578100270919719" text:style-name="L60">
        <text:list-item>
          <text:p text:style-name="P68">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254534434011371237" text:style-name="L61">
        <text:list-item>
          <text:p text:style-name="P69">A new button (View frame) with an associated spinner for entry of a frame number has been added:</text:p>
          <text:p text:style-name="P6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ext:soft-page-break/>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535085439524471660" text:style-name="L62">
        <text:list-item>
          <text:p text:style-name="P7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289690126115467017" text:style-name="L63">
        <text:list-item>
          <text:p text:style-name="P7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2213749498575537847" text:style-name="L64">
        <text:list-item>
          <text:p text:style-name="P7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8552753754351164175" text:style-name="L65">
        <text:list-item>
          <text:p text:style-name="P7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text:soft-page-break/>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255341190491469504" text:style-name="L66">
        <text:list-item>
          <text:p text:style-name="P74">Changed main plot so that the scroll wheel only zooms the x axis.</text:p>
        </text:list-item>
        <text:list-item>
          <text:p text:style-name="P74">Changed lightcurve plot so that it conforms properly to 'start-of-exposure'.<text:line-break/></text:p>
        </text:list-item>
      </text:list>
      <text:p text:style-name="Standard">version 3.2.8</text:p>
      <text:list xml:id="list8831647158372436344" text:style-name="L67">
        <text:list-item>
          <text:p text:style-name="P75">Changed font size in help files --- it was fine for Mac but too big for Win10<text:line-break/></text:p>
        </text:list-item>
      </text:list>
      <text:p text:style-name="Standard">version 3.2.7</text:p>
      <text:list xml:id="list2332161633449673814" text:style-name="L68">
        <text:list-item>
          <text:p text:style-name="P7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971516179539625183" text:style-name="L69">
        <text:list-item>
          <text:p text:style-name="P77">This is a 'cosmetic' release --- there should be NO detectable differences from version 3.2.5 in terms of functionality.</text:p>
        </text:list-item>
        <text:list-item>
          <text:p text:style-name="P77">All python files were brought into compliance with PEP 8 coding standards. <text:s/>Only I care about that.</text:p>
        </text:list-item>
        <text:list-item>
          <text:p text:style-name="P7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77">All this 'cosmetic' work is in preparation for working on PyOTE issues again.<text:line-break/> </text:p>
        </text:list-item>
      </text:list>
      <text:p text:style-name="Standard">version 3.2.5</text:p>
      <text:list xml:id="list8850117067158321026" text:style-name="L70">
        <text:list-item>
          <text:p text:style-name="P7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334940618141284108" text:style-name="L71">
        <text:list-item>
          <text:p text:style-name="P79">Modified the test for newer version to accommodate the different strings returned by pip 18.1 and pip 19.0+</text:p>
        </text:list-item>
        <text:list-item>
          <text:p text:style-name="P79">Added ability to invoke PyOTE from PyMovie with an externally supplied csv file that is automatically opened.<text:line-break/></text:p>
        </text:list-item>
      </text:list>
      <text:p text:style-name="Standard">version 3.2.3</text:p>
      <text:list xml:id="list1654867271417701979" text:style-name="L72">
        <text:list-item>
          <text:p text:style-name="P80">fixed a long overlooked bug in the loading of the data table (at lower left corner of GUI): when there are four lightcurves, LC4 was set in the table from LC3 (i.e., <text:soft-page-break/>LC3 == LC4 whenever there was an actual LC4. It was correct in the lightcurves themselves, so no observation analyses have been affected by this bug. It was cosmetic only.<text:line-break/></text:p>
        </text:list-item>
        <text:list-item>
          <text:p text:style-name="P80">Added support for the PyMovie csv format<text:line-break/></text:p>
        </text:list-item>
      </text:list>
      <text:p text:style-name="Standard">version 3.2.1</text:p>
      <text:list xml:id="list5407109784560995922" text:style-name="L73">
        <text:list-item>
          <text:p text:style-name="P8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6346290463701110830" text:style-name="L74">
        <text:list-item>
          <text:p text:style-name="P82">Changed GUI to better align text on min max edit boxes to avoid confusion.<text:line-break/></text:p>
        </text:list-item>
      </text:list>
      <text:p text:style-name="Standard">version 3.1.9</text:p>
      <text:list xml:id="list6383123623630990019" text:style-name="L75">
        <text:list-item>
          <text:p text:style-name="P83">Fixed a bug in the test for a min/max solution search being constrained by a too large min value.<text:line-break/></text:p>
        </text:list-item>
      </text:list>
      <text:p text:style-name="Standard">version 3.1.8</text:p>
      <text:list xml:id="list6202487330974729378" text:style-name="L76">
        <text:list-item>
          <text:p text:style-name="P84">version 3.1.7 was released without an updated version history. <text:s/>Here is what was changed in 3.1.7:<text:line-break/></text:p>
        </text:list-item>
        <text:list-item>
          <text:p text:style-name="P8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943879083482553868" text:style-name="L77">
        <text:list-item>
          <text:p text:style-name="P85">Values entered in the Manual Timestamp Entry dialog box are now 'sticky', thus making corrections easy to do without requiring re-entry of all data. </text:p>
          <text:p text:style-name="P85"><text:line-break/>Also trapped is the case where a user has entered a custom frame time but failed to click the radio button indicating that it is to be used.<text:line-break/></text:p>
        </text:list-item>
      </text:list>
      <text:p text:style-name="Standard"><text:soft-page-break/>version 3.1.5:</text:p>
      <text:list xml:id="list780938739190845381" text:style-name="L78">
        <text:list-item>
          <text:p text:style-name="P8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8726134733236267791" text:style-name="L79">
        <text:list-item>
          <text:p text:style-name="P87">Fixed error in new dropped reading detection logic when light curve was processed in field mode.<text:line-break/></text:p>
        </text:list-item>
        <text:list-item>
          <text:p text:style-name="P87">Cleaned up some language in tooltips.<text:line-break/></text:p>
        </text:list-item>
      </text:list>
      <text:p text:style-name="Standard">version 3.1.3:</text:p>
      <text:list xml:id="list3265180181408792648" text:style-name="L80">
        <text:list-item>
          <text:p text:style-name="P8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88">Eliminated the 'entry num' column in the data matrix at the lower left of the GUI. The 'entry num' is unused and a possible source of confusion with the frame or field number for the unwary.<text:line-break/></text:p>
        </text:list-item>
        <text:list-item>
          <text:p text:style-name="P88">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354008550794123867" text:style-name="L81">
        <text:list-item>
          <text:p text:style-name="P8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984080789980626958" text:style-name="L82">
        <text:list-item>
          <text:p text:style-name="P9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text:soft-page-break/>artificially constrained and thus be wrong. This situation is now detected and a log entry as well as a pop-up alert will tell the user to change the limits and try again.<text:line-break/></text:p>
        </text:list-item>
        <text:list-item>
          <text:p text:style-name="P9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9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495215170830542432" text:style-name="L83">
        <text:list-item>
          <text:p text:style-name="P9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114404369822023463" text:style-name="L84">
        <text:list-item>
          <text:p text:style-name="P9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071847299117471794" text:style-name="L85">
        <text:list-item>
          <text:p text:style-name="P9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7455736136269632181" text:style-name="L86">
        <text:list-item>
          <text:p text:style-name="P9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9151788214526551062" text:style-name="L87">
        <text:list-item>
          <text:p text:style-name="P9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text:soft-page-break/>version 2.1.5:</text:p>
      <text:list xml:id="list1996242417775338575" text:style-name="L88">
        <text:list-item>
          <text:p text:style-name="P96">Disable the Accept integration button when user overrides an automatic block analysis with a manual block selection followed by a click on the Block integrate button.<text:line-break/></text:p>
        </text:list-item>
      </text:list>
      <text:p text:style-name="Standard">version 2.1.4:</text:p>
      <text:list xml:id="list8080415593594191845" text:style-name="L89">
        <text:list-item>
          <text:p text:style-name="P97">Corrected a bug that kept manual selection of block integration from being performed after a refusal to accept the automatic block analysis results.<text:line-break/></text:p>
        </text:list-item>
      </text:list>
      <text:p text:style-name="Standard">version 2.1.3:</text:p>
      <text:list xml:id="list5462580548103170876" text:style-name="L90">
        <text:list-item>
          <text:p text:style-name="P9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478785799925986001" text:style-name="L91">
        <text:list-item>
          <text:p text:style-name="P9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4393186582382808403" text:style-name="L92">
        <text:list-item>
          <text:p text:style-name="P100">Added progress bar tracking of block integration analysis because it can take an extended amount of time to complete the analysis when the light curve has many points.<text:line-break/></text:p>
        </text:list-item>
      </text:list>
      <text:p text:style-name="Standard">version 2.1.0</text:p>
      <text:list xml:id="list5769824377723969836" text:style-name="L93">
        <text:list-item>
          <text:p text:style-name="P10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3108908407165859121" text:style-name="L94">
        <text:list-item>
          <text:p text:style-name="P102">Made the selection of Tooltip display 'sticky'</text:p>
        </text:list-item>
        <text:list-item>
          <text:p text:style-name="P102">Duration calculation when D and R span midnight now handled correctly</text:p>
        </text:list-item>
      </text:list>
      <text:p text:style-name="Standard"/>
      <text:p text:style-name="Standard">version 2.0.8</text:p>
      <text:list xml:id="list2447870937868581521" text:style-name="L95">
        <text:list-item>
          <text:p text:style-name="P103">toolTips changed to invoke and display in a custom dialog box that can be moved and resized to better accommodate legacy displays</text:p>
        </text:list-item>
        <text:list-item>
          <text:p text:style-name="P103">Calc flash timing calculation fixed to properly deal with the non-integer frame numbers that can result from field processed csv files</text:p>
        </text:list-item>
        <text:list-item>
          <text:p text:style-name="P103">Flash timing has been verified to work with integrated light curves</text:p>
        </text:list-item>
        <text:list-item>
          <text:p text:style-name="P10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ext:soft-page-break/>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5378120489324862239" text:style-name="L96">
        <text:list-item>
          <text:p text:style-name="P104">Adds a button to calculate the edge position of an LED timing flash.</text:p>
        </text:list-item>
        <text:list-item>
          <text:p text:style-name="P10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0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04">Adds a checkbox to force manual entry of timestamp info. <text:s/>This is useful when OCR on a VTI timed light curve has catastrophic errors. <text:s/>It is always employed when using LED flash timing.</text:p>
        </text:list-item>
      </text:list>
      <text:list xml:id="list8331581729582371174" text:style-name="L97">
        <text:list-item>
          <text:p text:style-name="P10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1060141538562347281" text:style-name="L98">
        <text:list-item>
          <text:p text:style-name="P10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361714653754078488" text:style-name="L99">
        <text:list-item>
          <text:p text:style-name="P107">files generated by pyote now contain PYOTE in the filename.<text:line-break/></text:p>
        </text:list-item>
        <text:list-item>
          <text:p text:style-name="P10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2326773716136734703" text:style-name="L100">
        <text:list-item>
          <text:p text:style-name="P10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533623608582262393" text:style-name="L101">
        <text:list-item>
          <text:p text:style-name="P10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608045940423349512" text:style-name="L102">
        <text:list-item>
          <text:p text:style-name="P110"><text:soft-page-break/>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523479511345465081" text:style-name="L103">
        <text:list-item>
          <text:p text:style-name="P111">improved handling of D and R region selection so that one cannot enter an invalid configuration --- automatic corrections/changes are applied.<text:line-break/></text:p>
        </text:list-item>
        <text:list-item>
          <text:p text:style-name="P11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1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548629246791520660" text:style-name="L104">
        <text:list-item>
          <text:p text:style-name="P112">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7619007314078286785" text:style-name="L105">
        <text:list-item>
          <text:p text:style-name="P11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1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231570751336675608" text:style-name="L106">
        <text:list-item>
          <text:p text:style-name="P114">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19774963708375791" text:style-name="L107">
        <text:list-item>
          <text:p text:style-name="P11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1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1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1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404681176417856113" text:style-name="L108">
        <text:list-item>
          <text:p text:style-name="P117">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1-03T11:07:44</dc:date>
    <meta:editing-cycles>145</meta:editing-cycles>
    <meta:editing-duration>P1DT7M39S</meta:editing-duration>
    <dc:creator>Robert Anderson</dc:creator>
    <meta:document-statistic meta:table-count="0" meta:image-count="3" meta:object-count="0" meta:page-count="20" meta:paragraph-count="282" meta:word-count="7769" meta:character-count="45405"/>
    <meta:template xlink:type="simple" xlink:actuate="onRequest" xlink:title="" xlink:href="Normal"/>
  </office:meta>
</office:document-meta>
</file>